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fo:keep-with-next="always"/>
    </style:style>
    <style:style style:name="Table13.A" style:family="table-column">
      <style:table-column-properties style:column-width="2.3083in"/>
    </style:style>
    <style:style style:name="Table13.B" style:family="table-column">
      <style:table-column-properties style:column-width="2.3076in"/>
    </style:style>
    <style:style style:name="Table13.C" style:family="table-column">
      <style:table-column-properties style:column-width="2.3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2.3083in" style:rel-column-width="2184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C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bb7d2" officeooo:paragraph-rsid="002bb7d2"/>
    </style:style>
    <style:style style:name="P25" style:family="paragraph" style:parent-style-name="Text_20_body">
      <style:text-properties officeooo:rsid="002c5210" officeooo:paragraph-rsid="002c5210"/>
    </style:style>
    <style:style style:name="P26" style:family="paragraph" style:parent-style-name="Text_20_body">
      <style:text-properties officeooo:rsid="002c5210" officeooo:paragraph-rsid="002f520b"/>
    </style:style>
    <style:style style:name="P27" style:family="paragraph" style:parent-style-name="Text_20_body">
      <style:text-properties officeooo:rsid="002d6689" officeooo:paragraph-rsid="002f520b"/>
    </style:style>
    <style:style style:name="P28" style:family="paragraph" style:parent-style-name="Text_20_body">
      <style:text-properties officeooo:rsid="003386a9" officeooo:paragraph-rsid="003386a9"/>
    </style:style>
    <style:style style:name="P29" style:family="paragraph" style:parent-style-name="Text_20_body">
      <style:text-properties officeooo:rsid="00340166" officeooo:paragraph-rsid="00340166"/>
    </style:style>
    <style:style style:name="P30" style:family="paragraph" style:parent-style-name="Text_20_body">
      <style:text-properties officeooo:rsid="0034f4ad" officeooo:paragraph-rsid="00399e8a"/>
    </style:style>
    <style:style style:name="P31" style:family="paragraph" style:parent-style-name="Text_20_body">
      <style:text-properties officeooo:rsid="00399e8a" officeooo:paragraph-rsid="00399e8a"/>
    </style:style>
    <style:style style:name="P32" style:family="paragraph" style:parent-style-name="Text_20_body">
      <style:paragraph-properties fo:break-before="page"/>
      <style:text-properties officeooo:rsid="00149918" officeooo:paragraph-rsid="00149918"/>
    </style:style>
    <style:style style:name="P33" style:family="paragraph" style:parent-style-name="Contents_20_Heading">
      <style:paragraph-properties fo:break-before="page"/>
    </style:style>
    <style:style style:name="P34" style:family="paragraph" style:parent-style-name="Subtitle">
      <style:text-properties officeooo:rsid="00149918" officeooo:paragraph-rsid="00149918"/>
    </style:style>
    <style:style style:name="P35" style:family="paragraph" style:parent-style-name="Title">
      <style:text-properties officeooo:rsid="00149918" officeooo:paragraph-rsid="00149918"/>
    </style:style>
    <style:style style:name="P36" style:family="paragraph" style:parent-style-name="Table_20_Heading">
      <style:text-properties officeooo:rsid="00227438" officeooo:paragraph-rsid="00227438"/>
    </style:style>
    <style:style style:name="P37" style:family="paragraph" style:parent-style-name="Table_20_Heading">
      <style:text-properties officeooo:rsid="00258854" officeooo:paragraph-rsid="00258854"/>
    </style:style>
    <style:style style:name="P38" style:family="paragraph" style:parent-style-name="Table_20_Heading">
      <style:text-properties officeooo:rsid="00263403" officeooo:paragraph-rsid="00263403"/>
    </style:style>
    <style:style style:name="P39" style:family="paragraph" style:parent-style-name="Table_20_Heading">
      <style:text-properties officeooo:rsid="0029afda" officeooo:paragraph-rsid="0029afda"/>
    </style:style>
    <style:style style:name="P40" style:family="paragraph" style:parent-style-name="Table_20_Heading">
      <style:text-properties officeooo:rsid="0029afda" officeooo:paragraph-rsid="002a99bd"/>
    </style:style>
    <style:style style:name="P41" style:family="paragraph" style:parent-style-name="Table_20_Heading">
      <style:text-properties officeooo:rsid="0029afda" officeooo:paragraph-rsid="002c2e02"/>
    </style:style>
    <style:style style:name="P42" style:family="paragraph" style:parent-style-name="Table_20_Heading">
      <style:text-properties officeooo:rsid="0029afda" officeooo:paragraph-rsid="002f520b"/>
    </style:style>
    <style:style style:name="P43" style:family="paragraph" style:parent-style-name="Table_20_Heading">
      <style:text-properties officeooo:rsid="0029afda" officeooo:paragraph-rsid="003386a9"/>
    </style:style>
    <style:style style:name="P44" style:family="paragraph" style:parent-style-name="Table_20_Heading">
      <style:text-properties officeooo:rsid="0029afda" officeooo:paragraph-rsid="00399e8a"/>
    </style:style>
    <style:style style:name="P45" style:family="paragraph" style:parent-style-name="Table_20_Contents">
      <style:text-properties officeooo:rsid="0022a897" officeooo:paragraph-rsid="0022a897"/>
    </style:style>
    <style:style style:name="P46" style:family="paragraph" style:parent-style-name="Table_20_Contents">
      <style:paragraph-properties fo:text-align="center" style:justify-single-word="false"/>
      <style:text-properties officeooo:rsid="0022a897" officeooo:paragraph-rsid="0022a897"/>
    </style:style>
    <style:style style:name="P47" style:family="paragraph" style:parent-style-name="Table_20_Contents">
      <style:text-properties officeooo:rsid="0022dcbf" officeooo:paragraph-rsid="0022dcbf"/>
    </style:style>
    <style:style style:name="P48" style:family="paragraph" style:parent-style-name="Table_20_Contents">
      <style:paragraph-properties fo:text-align="center" style:justify-single-word="false"/>
      <style:text-properties officeooo:rsid="0022dcbf" officeooo:paragraph-rsid="0022dcbf"/>
    </style:style>
    <style:style style:name="P49" style:family="paragraph" style:parent-style-name="Table_20_Contents">
      <style:paragraph-properties fo:text-align="center" style:justify-single-word="false"/>
      <style:text-properties officeooo:rsid="00258854" officeooo:paragraph-rsid="00258854"/>
    </style:style>
    <style:style style:name="P50" style:family="paragraph" style:parent-style-name="Table_20_Contents">
      <style:text-properties officeooo:rsid="00258854" officeooo:paragraph-rsid="00258854"/>
    </style:style>
    <style:style style:name="P51" style:family="paragraph" style:parent-style-name="Table_20_Contents">
      <style:paragraph-properties fo:text-align="center" style:justify-single-word="false"/>
      <style:text-properties officeooo:rsid="00263403" officeooo:paragraph-rsid="00263403"/>
    </style:style>
    <style:style style:name="P52" style:family="paragraph" style:parent-style-name="Table_20_Contents">
      <style:paragraph-properties fo:text-align="center" style:justify-single-word="false"/>
      <style:text-properties officeooo:rsid="0026cb86" officeooo:paragraph-rsid="0026cb86"/>
    </style:style>
    <style:style style:name="P53" style:family="paragraph" style:parent-style-name="Table_20_Contents">
      <style:text-properties officeooo:rsid="0029afda" officeooo:paragraph-rsid="0029afda"/>
    </style:style>
    <style:style style:name="P54" style:family="paragraph" style:parent-style-name="Table_20_Contents">
      <style:paragraph-properties fo:text-align="center" style:justify-single-word="false"/>
      <style:text-properties officeooo:rsid="0029afda" officeooo:paragraph-rsid="0029afda"/>
    </style:style>
    <style:style style:name="P55" style:family="paragraph" style:parent-style-name="Table_20_Contents">
      <style:text-properties officeooo:rsid="0029afda" officeooo:paragraph-rsid="002a99bd"/>
    </style:style>
    <style:style style:name="P56" style:family="paragraph" style:parent-style-name="Table_20_Contents">
      <style:text-properties officeooo:rsid="0029afda" officeooo:paragraph-rsid="002c2e02"/>
    </style:style>
    <style:style style:name="P57" style:family="paragraph" style:parent-style-name="Table_20_Contents">
      <style:text-properties officeooo:rsid="0029afda" officeooo:paragraph-rsid="002f520b"/>
    </style:style>
    <style:style style:name="P58" style:family="paragraph" style:parent-style-name="Table_20_Contents">
      <style:text-properties officeooo:rsid="0029afda" officeooo:paragraph-rsid="003386a9"/>
    </style:style>
    <style:style style:name="P59" style:family="paragraph" style:parent-style-name="Table_20_Contents">
      <style:text-properties officeooo:rsid="0029afda" officeooo:paragraph-rsid="00399e8a"/>
    </style:style>
    <style:style style:name="P60" style:family="paragraph" style:parent-style-name="Table_20_Contents">
      <style:text-properties officeooo:rsid="002a2e47" officeooo:paragraph-rsid="002a2e47"/>
    </style:style>
    <style:style style:name="P61" style:family="paragraph" style:parent-style-name="Table_20_Contents">
      <style:paragraph-properties fo:text-align="center" style:justify-single-word="false"/>
      <style:text-properties officeooo:rsid="002a2e47" officeooo:paragraph-rsid="002a2e47"/>
    </style:style>
    <style:style style:name="P62" style:family="paragraph" style:parent-style-name="Table_20_Contents">
      <style:text-properties officeooo:rsid="002a99bd" officeooo:paragraph-rsid="002a99bd"/>
    </style:style>
    <style:style style:name="P63" style:family="paragraph" style:parent-style-name="Table_20_Contents">
      <style:text-properties officeooo:rsid="002a99bd" officeooo:paragraph-rsid="002c2e02"/>
    </style:style>
    <style:style style:name="P64" style:family="paragraph" style:parent-style-name="Table_20_Contents">
      <style:text-properties officeooo:rsid="002a99bd" officeooo:paragraph-rsid="002f520b"/>
    </style:style>
    <style:style style:name="P65" style:family="paragraph" style:parent-style-name="Table_20_Contents">
      <style:text-properties officeooo:rsid="002a99bd" officeooo:paragraph-rsid="003386a9"/>
    </style:style>
    <style:style style:name="P66" style:family="paragraph" style:parent-style-name="Table_20_Contents">
      <style:text-properties officeooo:rsid="002a99bd" officeooo:paragraph-rsid="00399e8a"/>
    </style:style>
    <style:style style:name="P67" style:family="paragraph" style:parent-style-name="Table_20_Contents">
      <style:text-properties officeooo:rsid="00340166" officeooo:paragraph-rsid="00340166"/>
    </style:style>
    <style:style style:name="P68" style:family="paragraph" style:parent-style-name="Table_20_Contents">
      <style:text-properties officeooo:rsid="0034f4ad" officeooo:paragraph-rsid="0034f4ad"/>
    </style:style>
    <style:style style:name="P69" style:family="paragraph" style:parent-style-name="Table_20_Contents">
      <style:paragraph-properties fo:text-align="center" style:justify-single-word="false"/>
      <style:text-properties officeooo:rsid="00387316" officeooo:paragraph-rsid="00387316"/>
    </style:style>
    <style:style style:name="P70" style:family="paragraph" style:parent-style-name="Table_20_Contents">
      <style:paragraph-properties fo:text-align="center" style:justify-single-word="false"/>
      <style:text-properties officeooo:rsid="003993c6" officeooo:paragraph-rsid="003993c6"/>
    </style:style>
    <style:style style:name="P71" style:family="paragraph" style:parent-style-name="Table_20_Contents">
      <style:text-properties officeooo:rsid="003993c6" officeooo:paragraph-rsid="003993c6"/>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Table_20_index_20_1">
      <style:paragraph-properties>
        <style:tab-stops>
          <style:tab-stop style:position="6.9252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Table">
      <style:text-properties officeooo:paragraph-rsid="002a99bd"/>
    </style:style>
    <style:style style:name="P76" style:family="paragraph" style:parent-style-name="Table">
      <style:text-properties officeooo:rsid="002bb7d2" officeooo:paragraph-rsid="002c2e02"/>
    </style:style>
    <style:style style:name="P77" style:family="paragraph" style:parent-style-name="Table">
      <style:text-properties officeooo:rsid="002bb7d2" officeooo:paragraph-rsid="002f520b"/>
    </style:style>
    <style:style style:name="P78" style:family="paragraph" style:parent-style-name="Table">
      <style:text-properties officeooo:paragraph-rsid="003386a9"/>
    </style:style>
    <style:style style:name="P79" style:family="paragraph" style:parent-style-name="Table">
      <style:text-properties officeooo:paragraph-rsid="00399e8a"/>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Text_20_body">
      <style:text-properties officeooo:rsid="002a99bd" officeooo:paragraph-rsid="002a99bd"/>
    </style:style>
    <style:style style:name="P82" style:family="paragraph" style:parent-style-name="Text_20_body">
      <style:text-properties officeooo:rsid="0029afda" officeooo:paragraph-rsid="00471321"/>
    </style:style>
    <style:style style:name="P83" style:family="paragraph" style:parent-style-name="Heading_20_1">
      <style:text-properties officeooo:rsid="00149918" officeooo:paragraph-rsid="00149918"/>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1c10bd" officeooo:paragraph-rsid="001c10bd"/>
    </style:style>
    <style:style style:name="P86" style:family="paragraph" style:parent-style-name="Heading_20_2">
      <style:text-properties officeooo:rsid="001c10bd" officeooo:paragraph-rsid="001c10bd"/>
    </style:style>
    <style:style style:name="P87" style:family="paragraph" style:parent-style-name="Heading_20_2">
      <style:text-properties officeooo:rsid="0020aabd" officeooo:paragraph-rsid="0020aabd"/>
    </style:style>
    <style:style style:name="P88" style:family="paragraph" style:parent-style-name="Heading_20_2">
      <style:text-properties officeooo:rsid="0026cb86" officeooo:paragraph-rsid="002a99bd"/>
    </style:style>
    <style:style style:name="P89" style:family="paragraph" style:parent-style-name="Table_20_Contents">
      <style:text-properties officeooo:rsid="00409bdf" officeooo:paragraph-rsid="00409bdf"/>
    </style:style>
    <style:style style:name="P90" style:family="paragraph" style:parent-style-name="Table_20_Contents">
      <style:paragraph-properties fo:text-align="center" style:justify-single-word="false"/>
      <style:text-properties officeooo:rsid="002a2e47" officeooo:paragraph-rsid="00471321"/>
    </style:style>
    <style:style style:name="P91" style:family="paragraph" style:parent-style-name="Table_20_Contents">
      <style:text-properties officeooo:rsid="002a2e47" officeooo:paragraph-rsid="00471321"/>
    </style:style>
    <style:style style:name="P92" style:family="paragraph" style:parent-style-name="Table_20_Contents">
      <style:paragraph-properties fo:text-align="center" style:justify-single-word="false"/>
      <style:text-properties officeooo:rsid="0029afda" officeooo:paragraph-rsid="00471321"/>
    </style:style>
    <style:style style:name="P93" style:family="paragraph" style:parent-style-name="Table_20_Contents">
      <style:text-properties officeooo:rsid="00427f33" officeooo:paragraph-rsid="00427f33"/>
    </style:style>
    <style:style style:name="P94" style:family="paragraph" style:parent-style-name="Table_20_Contents">
      <style:text-properties officeooo:rsid="00471321" officeooo:paragraph-rsid="00471321"/>
    </style:style>
    <style:style style:name="P95" style:family="paragraph" style:parent-style-name="Table_20_Contents">
      <style:text-properties officeooo:rsid="002a99bd" officeooo:paragraph-rsid="003386a9"/>
    </style:style>
    <style:style style:name="P96" style:family="paragraph" style:parent-style-name="Table_20_Heading">
      <style:text-properties officeooo:rsid="0029afda" officeooo:paragraph-rsid="00471321"/>
    </style:style>
    <style:style style:name="P97" style:family="paragraph" style:parent-style-name="Table">
      <style:text-properties officeooo:rsid="002bb7d2" officeooo:paragraph-rsid="002f520b"/>
    </style:style>
    <style:style style:name="P98" style:family="paragraph" style:parent-style-name="Table">
      <style:text-properties officeooo:paragraph-rsid="003386a9"/>
    </style:style>
    <style:style style:name="P99" style:family="paragraph" style:parent-style-name="Table">
      <style:text-properties officeooo:paragraph-rsid="00471321"/>
    </style:style>
    <style:style style:name="P100" style:family="paragraph" style:parent-style-name="Heading_20_3">
      <style:text-properties officeooo:rsid="002a2e47" officeooo:paragraph-rsid="002a2e47"/>
    </style:style>
    <style:style style:name="P101" style:family="paragraph" style:parent-style-name="Heading_20_3">
      <style:text-properties officeooo:rsid="002d6689" officeooo:paragraph-rsid="002d6689"/>
    </style:style>
    <style:style style:name="P102" style:family="paragraph" style:parent-style-name="Heading_20_3">
      <style:text-properties officeooo:rsid="0030ac22" officeooo:paragraph-rsid="0030ac22"/>
    </style:style>
    <style:style style:name="P103" style:family="paragraph" style:parent-style-name="Heading_20_3">
      <style:text-properties officeooo:rsid="0030ac22" officeooo:paragraph-rsid="00399e8a"/>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text-properties officeooo:rsid="003777b2"/>
    </style:style>
    <style:style style:name="T27" style:family="text">
      <style:text-properties officeooo:rsid="00399e8a"/>
    </style:style>
    <style:style style:name="T28" style:family="text">
      <style:text-properties officeooo:rsid="003b2289"/>
    </style:style>
    <style:style style:name="T29" style:family="text">
      <style:text-properties officeooo:rsid="003f75ee"/>
    </style:style>
    <style:style style:name="T30" style:family="text">
      <style:text-properties officeooo:rsid="00409bdf"/>
    </style:style>
    <style:style style:name="T31" style:family="text">
      <style:text-properties officeooo:rsid="00457422"/>
    </style:style>
    <style:style style:name="T32" style:family="text">
      <style:text-properties officeooo:rsid="00471321"/>
    </style:style>
    <style:style style:name="T33" style:family="text">
      <style:text-properties officeooo:rsid="00481721"/>
    </style:style>
    <style:style style:name="T34"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text:span text:style-name="T1">AVM</text:span> Reference Manual</text:p>
      <text:p text:style-name="P34">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74"><text:a xlink:type="simple" xlink:href="#__RefHeading___Toc239_1643269626" text:style-name="Index_20_Link" text:visited-style-name="Index_20_Link">1.Welcome!<text:tab/>3</text:a></text:p>
          <text:p text:style-name="P74"><text:a xlink:type="simple" xlink:href="#__RefHeading___Toc241_1643269626" text:style-name="Index_20_Link" text:visited-style-name="Index_20_Link">2.Hardware Reference<text:tab/>4</text:a></text:p>
          <text:p text:style-name="P74"><text:a xlink:type="simple" xlink:href="#__RefHeading___Toc247_1643269626" text:style-name="Index_20_Link" text:visited-style-name="Index_20_Link">3.Virtual Machine Reference<text:tab/>5</text:a></text:p>
          <text:p text:style-name="P72"><text:a xlink:type="simple" xlink:href="#__RefHeading___Toc249_1643269626" text:style-name="Index_20_Link" text:visited-style-name="Index_20_Link">3.1Overview<text:tab/>5</text:a></text:p>
          <text:p text:style-name="P72"><text:a xlink:type="simple" xlink:href="#__RefHeading___Toc263_2056064974" text:style-name="Index_20_Link" text:visited-style-name="Index_20_Link">3.2Entities<text:tab/>5</text:a></text:p>
          <text:p text:style-name="P80"><text:a xlink:type="simple" xlink:href="#__RefHeading___Toc265_2056064974" text:style-name="Index_20_Link" text:visited-style-name="Index_20_Link">3.2.1. Entity Class: Instructions<text:tab/>6</text:a></text:p>
          <text:p text:style-name="P72"><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3.1: Entity Class Prefixes<text:tab/>6</text:p>
          <text:p text:style-name="P73">Table 3.2: Instruction Encoding Format<text:tab/>7</text:p>
          <text:p text:style-name="P73">Table 3.3: Instruction Flags<text:tab/>7</text:p>
        </text:index-body>
      </text:table-index>
      <text:p text:style-name="P3"/>
      <text:p text:style-name="P32"/>
      <text:h text:style-name="P83"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84"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85" text:outline-level="1"><text:bookmark-start text:name="__RefHeading___Toc247_1643269626"/>Virtual Machine Reference<text:bookmark-end text:name="__RefHeading___Toc247_1643269626"/></text:h>
      <text:p text:style-name="P8"/>
      <text:p text:style-name="P9">Now we’re getting somewhere.</text:p>
      <text:h text:style-name="P86"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87"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6">Prefix</text:p>
            </table:table-cell>
            <table:table-cell table:style-name="EntityClasses.B1" office:value-type="string">
              <text:p text:style-name="P37">Class <text:s/>Mnemonic</text:p>
              <text:p text:style-name="P37">(if meaningful)</text:p>
            </table:table-cell>
            <table:table-cell table:style-name="EntityClasses.C1" office:value-type="string">
              <text:p text:style-name="P38">Class table access mode</text:p>
              <text:p text:style-name="P38">(see class specification or program layout specification for more information)</text:p>
            </table:table-cell>
            <table:table-cell table:style-name="EntityClasses.D1" office:value-type="string">
              <text:p text:style-name="P36">Class <text:span text:style-name="T12">description</text:span></text:p>
            </table:table-cell>
          </table:table-row>
        </table:table-header-rows>
        <table:table-row>
          <table:table-cell table:style-name="EntityClasses.A2" office:value-type="string">
            <text:p text:style-name="P46">0x00</text:p>
          </table:table-cell>
          <table:table-cell table:style-name="EntityClasses.B2" office:value-type="string">
            <text:p text:style-name="P49"/>
          </table:table-cell>
          <table:table-cell table:style-name="EntityClasses.C2" office:value-type="string">
            <text:p text:style-name="P52">No access</text:p>
          </table:table-cell>
          <table:table-cell table:style-name="EntityClasses.D2" office:value-type="string">
            <text:p text:style-name="P45">Instruction<text:span text:style-name="T12">s</text:span> (opcode)</text:p>
          </table:table-cell>
        </table:table-row>
        <table:table-row>
          <table:table-cell table:style-name="EntityClasses.A2" office:value-type="string">
            <text:p text:style-name="P46">0x01</text:p>
          </table:table-cell>
          <table:table-cell table:style-name="EntityClasses.B3" office:value-type="string">
            <text:p text:style-name="P49">INTR</text:p>
          </table:table-cell>
          <table:table-cell table:style-name="EntityClasses.C3" office:value-type="string">
            <text:p text:style-name="P51">Global; R/W</text:p>
          </table:table-cell>
          <table:table-cell table:style-name="EntityClasses.D3" office:value-type="string">
            <text:p text:style-name="P50">Interrupt<text:span text:style-name="T12">s</text:span> (Exception, Errror)</text:p>
          </table:table-cell>
        </table:table-row>
        <table:table-row>
          <table:table-cell table:style-name="EntityClasses.A2" office:value-type="string">
            <text:p text:style-name="P46">0x02</text:p>
          </table:table-cell>
          <table:table-cell table:style-name="EntityClasses.B4" office:value-type="string">
            <text:p text:style-name="P49">GROUP</text:p>
          </table:table-cell>
          <table:table-cell table:style-name="EntityClasses.C4" office:value-type="string">
            <text:p text:style-name="P51">Local; R/W</text:p>
          </table:table-cell>
          <table:table-cell table:style-name="EntityClasses.D4" office:value-type="string">
            <text:p text:style-name="P45">Group<text:span text:style-name="T12">s</text:span> of entities</text:p>
          </table:table-cell>
        </table:table-row>
        <table:table-row>
          <table:table-cell table:style-name="EntityClasses.A2" office:value-type="string">
            <text:p text:style-name="P46">0x03</text:p>
          </table:table-cell>
          <table:table-cell table:style-name="EntityClasses.B5" office:value-type="string">
            <text:p text:style-name="P49">REG</text:p>
          </table:table-cell>
          <table:table-cell table:style-name="EntityClasses.C5" office:value-type="string">
            <text:p text:style-name="P51">Global/; RO</text:p>
          </table:table-cell>
          <table:table-cell table:style-name="EntityClasses.D5" office:value-type="string">
            <text:p text:style-name="P45">Register<text:span text:style-name="T12">s</text:span> </text:p>
          </table:table-cell>
        </table:table-row>
        <table:table-row>
          <table:table-cell table:style-name="EntityClasses.A6" office:value-type="string">
            <text:p text:style-name="P46">0x04</text:p>
          </table:table-cell>
          <table:table-cell table:style-name="EntityClasses.B6" office:value-type="string">
            <text:p text:style-name="P49">BUF</text:p>
          </table:table-cell>
          <table:table-cell table:style-name="EntityClasses.C6" office:value-type="string">
            <text:p text:style-name="P51">Local; R/W</text:p>
          </table:table-cell>
          <table:table-cell table:style-name="EntityClasses.D6" office:value-type="string">
            <text:p text:style-name="P45">Buffer<text:span text:style-name="T12">s</text:span></text:p>
          </table:table-cell>
        </table:table-row>
        <table:table-row>
          <table:table-cell table:style-name="EntityClasses.A2" office:value-type="string">
            <text:p text:style-name="P46">0x05</text:p>
          </table:table-cell>
          <table:table-cell table:style-name="EntityClasses.B7" office:value-type="string">
            <text:p text:style-name="P49">PORT</text:p>
          </table:table-cell>
          <table:table-cell table:style-name="EntityClasses.C7" office:value-type="string">
            <text:p text:style-name="P51"><text:span text:style-name="T25">Local</text:span>; R/W</text:p>
          </table:table-cell>
          <table:table-cell table:style-name="EntityClasses.D7" office:value-type="string">
            <text:p text:style-name="P45">Port<text:span text:style-name="T12">s </text:span>(for I/O operations)</text:p>
          </table:table-cell>
        </table:table-row>
        <table:table-row>
          <table:table-cell table:style-name="EntityClasses.A2" office:value-type="string">
            <text:p text:style-name="P46">0x06</text:p>
          </table:table-cell>
          <table:table-cell table:style-name="EntityClasses.B8" office:value-type="string">
            <text:p text:style-name="P49">TEXT</text:p>
          </table:table-cell>
          <table:table-cell table:style-name="EntityClasses.C8" office:value-type="string">
            <text:p text:style-name="P51">Local; R/W</text:p>
          </table:table-cell>
          <table:table-cell table:style-name="EntityClasses.D8" office:value-type="string">
            <text:p text:style-name="P45"><text:span text:style-name="T12">Text s</text:span>tring<text:span text:style-name="T12">s</text:span> (character sequence<text:span text:style-name="T12">s</text:span>)</text:p>
          </table:table-cell>
        </table:table-row>
        <table:table-row>
          <table:table-cell table:style-name="EntityClasses.A2" office:value-type="string">
            <text:p text:style-name="P46">0x07</text:p>
          </table:table-cell>
          <table:table-cell table:style-name="EntityClasses.B9" office:value-type="string">
            <text:p text:style-name="P51">SYM</text:p>
          </table:table-cell>
          <table:table-cell table:style-name="EntityClasses.C9" office:value-type="string">
            <text:p text:style-name="P51">Local; R/W</text:p>
          </table:table-cell>
          <table:table-cell table:style-name="EntityClasses.D9" office:value-type="string">
            <text:p text:style-name="P45"><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6">0x08</text:p>
          </table:table-cell>
          <table:table-cell table:style-name="EntityClasses.B10" office:value-type="string">
            <text:p text:style-name="P49">PROC</text:p>
          </table:table-cell>
          <table:table-cell table:style-name="EntityClasses.C10" office:value-type="string">
            <text:p text:style-name="P51">Global; R/W</text:p>
          </table:table-cell>
          <table:table-cell table:style-name="EntityClasses.D10" office:value-type="string">
            <text:p text:style-name="P47">Processor Core Identifier (or Thead ID, or Process ID, or….)</text:p>
          </table:table-cell>
        </table:table-row>
        <table:table-row>
          <table:table-cell table:style-name="EntityClasses.A2" office:value-type="string">
            <text:p text:style-name="P48">0x09</text:p>
          </table:table-cell>
          <table:table-cell table:style-name="EntityClasses.B11" office:value-type="string">
            <text:p text:style-name="P49">NUM</text:p>
          </table:table-cell>
          <table:table-cell table:style-name="EntityClasses.C11" office:value-type="string">
            <text:p text:style-name="P51">Local; R/W</text:p>
          </table:table-cell>
          <table:table-cell table:style-name="EntityClasses.D11" office:value-type="string">
            <text:p text:style-name="P47">A numeric reference <text:span text:style-name="T10">(think of this as an integer variable)</text:span></text:p>
          </table:table-cell>
        </table:table-row>
        <table:table-row>
          <table:table-cell table:style-name="EntityClasses.A2" office:value-type="string">
            <text:p text:style-name="P48">0x0A</text:p>
          </table:table-cell>
          <table:table-cell table:style-name="EntityClasses.B12" office:value-type="string">
            <text:p text:style-name="P49"/>
          </table:table-cell>
          <table:table-cell table:style-name="EntityClasses.C12" office:value-type="string">
            <text:p text:style-name="P51">No <text:span text:style-name="T26">table, no </text:span>access; treated as inline constants</text:p>
          </table:table-cell>
          <table:table-cell table:style-name="EntityClasses.D12" office:value-type="string">
            <text:p text:style-name="P47">An immediate numeric constant. <text:span text:style-name="T12">(Limited to positive integers that can be represented in 16 bits).</text:span></text:p>
          </table:table-cell>
        </table:table-row>
        <table:table-row>
          <table:table-cell table:style-name="EntityClasses.A2" office:value-type="string">
            <text:p text:style-name="P49">0x0B</text:p>
          </table:table-cell>
          <table:table-cell table:style-name="EntityClasses.B14" office:value-type="string">
            <text:p text:style-name="P49">PROG</text:p>
          </table:table-cell>
          <table:table-cell table:style-name="EntityClasses.C14" office:value-type="string">
            <text:p text:style-name="P51">Global; R/W</text:p>
          </table:table-cell>
          <table:table-cell table:style-name="EntityClasses.D14" office:value-type="string">
            <text:p text:style-name="P50">Program block ID</text:p>
          </table:table-cell>
        </table:table-row>
        <table:table-row>
          <table:table-cell table:style-name="EntityClasses.A2" office:value-type="string">
            <text:p text:style-name="P69">0xFF</text:p>
          </table:table-cell>
          <table:table-cell table:style-name="EntityClasses.B14" office:value-type="string">
            <text:p text:style-name="P70">UNDEF</text:p>
          </table:table-cell>
          <table:table-cell table:style-name="EntityClasses.C14" office:value-type="string">
            <text:p text:style-name="P69">No access</text:p>
          </table:table-cell>
          <table:table-cell table:style-name="EntityClasses.D14" office:value-type="string">
            <text:p text:style-name="P71">Undefined class; unresolved referenc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39">Entity Field</text:p>
            </table:table-cell>
            <table:table-cell table:style-name="EntityCodingInstruction.A1" office:value-type="string">
              <text:p text:style-name="P39">Field Width</text:p>
            </table:table-cell>
            <table:table-cell table:style-name="EntityCodingInstruction.C1" office:value-type="string">
              <text:p text:style-name="P39">Field Description</text:p>
            </table:table-cell>
          </table:table-row>
        </table:table-header-rows>
        <table:table-row>
          <table:table-cell table:style-name="EntityCodingInstruction.A2" office:value-type="string">
            <text:p text:style-name="P53">Class (fixed to 0x00)</text:p>
          </table:table-cell>
          <table:table-cell table:style-name="EntityCodingInstruction.A2" office:value-type="string">
            <text:p text:style-name="P53">8 bits</text:p>
          </table:table-cell>
          <table:table-cell table:style-name="EntityCodingInstruction.C2" office:value-type="string">
            <text:p text:style-name="P53">Entity class prefix</text:p>
          </table:table-cell>
        </table:table-row>
        <table:table-row>
          <table:table-cell table:style-name="EntityCodingInstruction.A2" office:value-type="string">
            <text:p text:style-name="P53">Opcode</text:p>
          </table:table-cell>
          <table:table-cell table:style-name="EntityCodingInstruction.A2" office:value-type="string">
            <text:p text:style-name="P53">8 bits</text:p>
          </table:table-cell>
          <table:table-cell table:style-name="EntityCodingInstruction.C2" office:value-type="string">
            <text:p text:style-name="P53">Action opcode</text:p>
          </table:table-cell>
        </table:table-row>
        <table:table-row>
          <table:table-cell table:style-name="EntityCodingInstruction.A2" office:value-type="string">
            <text:p text:style-name="P53">Flags</text:p>
          </table:table-cell>
          <table:table-cell table:style-name="EntityCodingInstruction.A2" office:value-type="string">
            <text:p text:style-name="P53">8 bits</text:p>
          </table:table-cell>
          <table:table-cell table:style-name="EntityCodingInstruction.C2" office:value-type="string">
            <text:p text:style-name="P53">Instruction modification flags</text:p>
          </table:table-cell>
        </table:table-row>
        <table:table-row>
          <table:table-cell table:style-name="EntityCodingInstruction.A2" office:value-type="string">
            <text:p text:style-name="P53">Parameter count</text:p>
          </table:table-cell>
          <table:table-cell table:style-name="EntityCodingInstruction.A2" office:value-type="string">
            <text:p text:style-name="P53">8 bits</text:p>
          </table:table-cell>
          <table:table-cell table:style-name="EntityCodingInstruction.C2" office:value-type="string">
            <text:p text:style-name="P53">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39">Flag</text:p>
            </table:table-cell>
            <table:table-cell table:style-name="Table1.A1" office:value-type="string">
              <text:p text:style-name="P39">Value</text:p>
            </table:table-cell>
            <table:table-cell table:style-name="Table1.C1" office:value-type="string">
              <text:p text:style-name="P39">Description</text:p>
            </table:table-cell>
          </table:table-row>
        </table:table-header-rows>
        <table:table-row>
          <table:table-cell table:style-name="Table1.A2" office:value-type="string">
            <text:p text:style-name="P61">OP_FLAG_BREAKPOINT</text:p>
          </table:table-cell>
          <table:table-cell table:style-name="Table1.A2" office:value-type="string">
            <text:p text:style-name="P54">0b 1000 0000</text:p>
          </table:table-cell>
          <table:table-cell table:style-name="Table1.C2" office:value-type="string">
            <text:p text:style-name="P60">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61">OP_FLAG_RESERVED</text:p>
          </table:table-cell>
          <table:table-cell table:style-name="Table1.A2" office:value-type="string">
            <text:p text:style-name="P61">0b0111 1111</text:p>
          </table:table-cell>
          <table:table-cell table:style-name="Table1.C2" office:value-type="string">
            <text:p text:style-name="P60">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100"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0">Entity Field</text:p>
            </table:table-cell>
            <table:table-cell table:style-name="Table2.A1" office:value-type="string">
              <text:p text:style-name="P40">Field Width</text:p>
            </table:table-cell>
            <table:table-cell table:style-name="Table2.C1" office:value-type="string">
              <text:p text:style-name="P40">Field Description</text:p>
            </table:table-cell>
          </table:table-row>
        </table:table-header-rows>
        <table:table-row>
          <table:table-cell table:style-name="Table2.A2" office:value-type="string">
            <text:p text:style-name="P55">Class (fixed to 0x0<text:span text:style-name="T15">1</text:span>)</text:p>
          </table:table-cell>
          <table:table-cell table:style-name="Table2.A2" office:value-type="string">
            <text:p text:style-name="P55">8 bits</text:p>
          </table:table-cell>
          <table:table-cell table:style-name="Table2.C2" office:value-type="string">
            <text:p text:style-name="P55">Entity class prefix</text:p>
          </table:table-cell>
        </table:table-row>
        <table:table-row>
          <table:table-cell table:style-name="Table2.A2" office:value-type="string">
            <text:p text:style-name="P62">Reserved</text:p>
          </table:table-cell>
          <table:table-cell table:style-name="Table2.A2" office:value-type="string">
            <text:p text:style-name="P55">8 bits</text:p>
          </table:table-cell>
          <table:table-cell table:style-name="Table2.C2" office:value-type="string">
            <text:p text:style-name="P62">Reserved field</text:p>
          </table:table-cell>
        </table:table-row>
        <table:table-row>
          <table:table-cell table:style-name="Table2.A2" office:value-type="string">
            <text:p text:style-name="P62">Global Table Index</text:p>
          </table:table-cell>
          <table:table-cell table:style-name="Table2.A2" office:value-type="string">
            <text:p text:style-name="P62">16 bits</text:p>
          </table:table-cell>
          <table:table-cell table:style-name="Table2.C2" office:value-type="string">
            <text:p text:style-name="P62">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text:span text:style-name="T27">(segment)</text:span>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0">Entity Field</text:p>
            </table:table-cell>
            <table:table-cell table:style-name="Table3.A1" office:value-type="string">
              <text:p text:style-name="P40">Field Width</text:p>
            </table:table-cell>
            <table:table-cell table:style-name="Table3.C1" office:value-type="string">
              <text:p text:style-name="P40">Field Description</text:p>
            </table:table-cell>
          </table:table-row>
        </table:table-header-rows>
        <table:table-row>
          <table:table-cell table:style-name="Table3.A2" office:value-type="string">
            <text:p text:style-name="P55">Class (fixed to 0x0<text:span text:style-name="T16">2</text:span>)</text:p>
          </table:table-cell>
          <table:table-cell table:style-name="Table3.A2" office:value-type="string">
            <text:p text:style-name="P55">8 bits</text:p>
          </table:table-cell>
          <table:table-cell table:style-name="Table3.C2" office:value-type="string">
            <text:p text:style-name="P55">Entity class prefix</text:p>
          </table:table-cell>
        </table:table-row>
        <table:table-row>
          <table:table-cell table:style-name="Table3.A2" office:value-type="string">
            <text:p text:style-name="P62">Reserved</text:p>
          </table:table-cell>
          <table:table-cell table:style-name="Table3.A2" office:value-type="string">
            <text:p text:style-name="P55">8 bits</text:p>
          </table:table-cell>
          <table:table-cell table:style-name="Table3.C2" office:value-type="string">
            <text:p text:style-name="P62">Reserved field</text:p>
          </table:table-cell>
        </table:table-row>
        <table:table-row>
          <table:table-cell table:style-name="Table3.A2" office:value-type="string">
            <text:p text:style-name="P62"><text:span text:style-name="T16">Local</text:span> Table Index</text:p>
          </table:table-cell>
          <table:table-cell table:style-name="Table3.A2" office:value-type="string">
            <text:p text:style-name="P62">16 bits</text:p>
          </table:table-cell>
          <table:table-cell table:style-name="Table3.C2" office:value-type="string">
            <text:p text:style-name="P62">Index into the <text:span text:style-name="T16">local group table.</text:span></text:p>
          </table:table-cell>
        </table:table-row>
      </table:table>
      <text:p text:style-name="P75">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4">Registers represent a 32-bit integer storage location. <text:s/><text:span text:style-name="T29">Virtual machine implementations MUST provide a canonical set of registers, but MAY extend the set via predefinition or configuration.</text:span> <text:s/>Although <text:span text:style-name="T17">(most) </text:span><text:soft-page-break/>register values are modifiable by executing program code, new registers cannot be defined or removed at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1">Entity Field</text:p>
            </table:table-cell>
            <table:table-cell table:style-name="Table4.A1" office:value-type="string">
              <text:p text:style-name="P41">Field Width</text:p>
            </table:table-cell>
            <table:table-cell table:style-name="Table4.C1" office:value-type="string">
              <text:p text:style-name="P41">Field Description</text:p>
            </table:table-cell>
          </table:table-row>
        </table:table-header-rows>
        <table:table-row>
          <table:table-cell table:style-name="Table4.A2" office:value-type="string">
            <text:p text:style-name="P56">Class (fixed to 0x0<text:span text:style-name="T17">3</text:span>)</text:p>
          </table:table-cell>
          <table:table-cell table:style-name="Table4.A2" office:value-type="string">
            <text:p text:style-name="P56">8 bits</text:p>
          </table:table-cell>
          <table:table-cell table:style-name="Table4.C2" office:value-type="string">
            <text:p text:style-name="P56">Entity class prefix</text:p>
          </table:table-cell>
        </table:table-row>
        <table:table-row>
          <table:table-cell table:style-name="Table4.A2" office:value-type="string">
            <text:p text:style-name="P89">Flags</text:p>
          </table:table-cell>
          <table:table-cell table:style-name="Table4.A2" office:value-type="string">
            <text:p text:style-name="P56">8 bits</text:p>
          </table:table-cell>
          <table:table-cell table:style-name="Table4.C2" office:value-type="string">
            <text:p text:style-name="P63"><text:span text:style-name="T30">Flags</text:span> field</text:p>
          </table:table-cell>
        </table:table-row>
        <table:table-row>
          <table:table-cell table:style-name="Table4.A2" office:value-type="string">
            <text:p text:style-name="P63"><text:span text:style-name="T18">Global</text:span> Table Index</text:p>
          </table:table-cell>
          <table:table-cell table:style-name="Table4.A2" office:value-type="string">
            <text:p text:style-name="P63">16 bits</text:p>
          </table:table-cell>
          <table:table-cell table:style-name="Table4.C2" office:value-type="string">
            <text:p text:style-name="P63">Index into the <text:span text:style-name="T18">global register table.</text:span></text:p>
          </table:table-cell>
        </table:table-row>
      </table:table>
      <text:p text:style-name="P76">Table <text:sequence text:ref-name="refTable5" text:name="Table" text:formula="ooow:Table+1" style:num-format="1">3.6</text:sequence>: <text:span text:style-name="T17">Register</text:span> Entity Encoding format</text:p>
      <text:p text:style-name="P23"/>
      <text:p text:style-name="P25">The global entity class table contains at least a shared/core flag and reference value for each register. <text:s/><text:span text:style-name="T19">Storage format and access are left to the implementor.</text:span></text:p>
      <text:h text:style-name="P101" text:outline-level="3"><text:s/>Entity Class: Buffers</text:h>
      <text:p text:style-name="P27">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Entity Field</text:p>
            </table:table-cell>
            <table:table-cell table:style-name="Table5.A1" office:value-type="string">
              <text:p text:style-name="P42">Field Width</text:p>
            </table:table-cell>
            <table:table-cell table:style-name="Table5.C1" office:value-type="string">
              <text:p text:style-name="P42">Field Description</text:p>
            </table:table-cell>
          </table:table-row>
        </table:table-header-rows>
        <table:table-row>
          <table:table-cell table:style-name="Table5.A2" office:value-type="string">
            <text:p text:style-name="P57">Class (fixed to 0x0<text:span text:style-name="T20">4</text:span>)</text:p>
          </table:table-cell>
          <table:table-cell table:style-name="Table5.A2" office:value-type="string">
            <text:p text:style-name="P57">8 bits</text:p>
          </table:table-cell>
          <table:table-cell table:style-name="Table5.C2" office:value-type="string">
            <text:p text:style-name="P57">Entity class prefix</text:p>
          </table:table-cell>
        </table:table-row>
        <table:table-row>
          <table:table-cell table:style-name="Table5.A2" office:value-type="string">
            <text:p text:style-name="P64">Reserved</text:p>
          </table:table-cell>
          <table:table-cell table:style-name="Table5.A2" office:value-type="string">
            <text:p text:style-name="P57">8 bits</text:p>
          </table:table-cell>
          <table:table-cell table:style-name="Table5.C2" office:value-type="string">
            <text:p text:style-name="P64">Reserved field</text:p>
          </table:table-cell>
        </table:table-row>
        <table:table-row>
          <table:table-cell table:style-name="Table5.A2" office:value-type="string">
            <text:p text:style-name="P64"><text:span text:style-name="T20">Local</text:span> Table Index</text:p>
          </table:table-cell>
          <table:table-cell table:style-name="Table5.A2" office:value-type="string">
            <text:p text:style-name="P64">16 bits</text:p>
          </table:table-cell>
          <table:table-cell table:style-name="Table5.C2" office:value-type="string">
            <text:p text:style-name="P64">Index into the <text:span text:style-name="T20">local buffer table.</text:span></text:p>
          </table:table-cell>
        </table:table-row>
      </table:table>
      <text:p text:style-name="P77">Table <text:sequence text:ref-name="refTable6" text:name="Table" text:formula="ooow:Table+1" style:num-format="1">3.7</text:sequence>: <text:span text:style-name="T20">Buffer</text:span> Entity Encoding format</text:p>
      <text:p text:style-name="P77"/>
      <text:p text:style-name="P26">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102" text:outline-level="3"><text:s/>Entity Class: Ports</text:h>
      <text:p text:style-name="P28">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3">Entity Field</text:p>
            </table:table-cell>
            <table:table-cell table:style-name="Table6.A1" office:value-type="string">
              <text:p text:style-name="P43">Field Width</text:p>
            </table:table-cell>
            <table:table-cell table:style-name="Table6.C1" office:value-type="string">
              <text:p text:style-name="P43">Field Description</text:p>
            </table:table-cell>
          </table:table-row>
        </table:table-header-rows>
        <table:table-row>
          <table:table-cell table:style-name="Table6.A2" office:value-type="string">
            <text:p text:style-name="P58">Class (fixed to 0x0<text:span text:style-name="T21">5</text:span>)</text:p>
          </table:table-cell>
          <table:table-cell table:style-name="Table6.A2" office:value-type="string">
            <text:p text:style-name="P58">8 bits</text:p>
          </table:table-cell>
          <table:table-cell table:style-name="Table6.C2" office:value-type="string">
            <text:p text:style-name="P58">Entity class prefix</text:p>
          </table:table-cell>
        </table:table-row>
        <table:table-row>
          <table:table-cell table:style-name="Table6.A2" office:value-type="string">
            <text:p text:style-name="P65">Reserved</text:p>
          </table:table-cell>
          <table:table-cell table:style-name="Table6.A2" office:value-type="string">
            <text:p text:style-name="P58">8 bits</text:p>
          </table:table-cell>
          <table:table-cell table:style-name="Table6.C2" office:value-type="string">
            <text:p text:style-name="P65">Reserved field</text:p>
          </table:table-cell>
        </table:table-row>
        <table:table-row>
          <table:table-cell table:style-name="Table6.A2" office:value-type="string">
            <text:p text:style-name="P65">Global Table Index</text:p>
          </table:table-cell>
          <table:table-cell table:style-name="Table6.A2" office:value-type="string">
            <text:p text:style-name="P65">16 bits</text:p>
          </table:table-cell>
          <table:table-cell table:style-name="Table6.C2" office:value-type="string">
            <text:p text:style-name="P65">Index into the global <text:span text:style-name="T21">port</text:span> table.</text:p>
          </table:table-cell>
        </table:table-row>
      </table:table>
      <text:p text:style-name="P78">Table <text:sequence text:ref-name="refTable7" text:name="Table" text:formula="ooow:Table+1" style:num-format="1">3.8</text:sequence>: <text:span text:style-name="T21">Port</text:span> Entity Encoding format</text:p>
      <text:h text:style-name="P102" text:outline-level="3"><text:s/>Entity Class: Strings (Text)</text:h>
      <text:p text:style-name="P28">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3">Entity Field</text:p>
            </table:table-cell>
            <table:table-cell table:style-name="Table7.A1" office:value-type="string">
              <text:p text:style-name="P43">Field Width</text:p>
            </table:table-cell>
            <table:table-cell table:style-name="Table7.C1" office:value-type="string">
              <text:p text:style-name="P43">Field Description</text:p>
            </table:table-cell>
          </table:table-row>
        </table:table-header-rows>
        <table:table-row>
          <table:table-cell table:style-name="Table7.A2" office:value-type="string">
            <text:p text:style-name="P58">Class (fixed to 0x0<text:span text:style-name="T21">6</text:span>)</text:p>
          </table:table-cell>
          <table:table-cell table:style-name="Table7.A2" office:value-type="string">
            <text:p text:style-name="P58">8 bits</text:p>
          </table:table-cell>
          <table:table-cell table:style-name="Table7.C2" office:value-type="string">
            <text:p text:style-name="P58">Entity class prefix</text:p>
          </table:table-cell>
        </table:table-row>
        <table:table-row>
          <table:table-cell table:style-name="Table7.A2" office:value-type="string">
            <text:p text:style-name="P65">Reserved</text:p>
          </table:table-cell>
          <table:table-cell table:style-name="Table7.A2" office:value-type="string">
            <text:p text:style-name="P58">8 bits</text:p>
          </table:table-cell>
          <table:table-cell table:style-name="Table7.C2" office:value-type="string">
            <text:p text:style-name="P65">Reserved field</text:p>
          </table:table-cell>
        </table:table-row>
        <table:table-row>
          <table:table-cell table:style-name="Table7.A2" office:value-type="string">
            <text:p text:style-name="P65"><text:span text:style-name="T21">Local</text:span> Table Index</text:p>
          </table:table-cell>
          <table:table-cell table:style-name="Table7.A2" office:value-type="string">
            <text:p text:style-name="P65">16 bits</text:p>
          </table:table-cell>
          <table:table-cell table:style-name="Table7.C2" office:value-type="string">
            <text:p text:style-name="P65">Index into the <text:span text:style-name="T21">local strings</text:span> table.</text:p>
          </table:table-cell>
        </table:table-row>
      </table:table>
      <text:p text:style-name="P78">Table <text:sequence text:ref-name="refTable8" text:name="Table" text:formula="ooow:Table+1" style:num-format="1">3.9</text:sequence>: <text:span text:style-name="T23">Text</text:span> Entity Encoding format</text:p>
      <text:h text:style-name="P102" text:outline-level="3"><text:s/>Entity Class: Symbols (Code Labels)</text:h>
      <text:p text:style-name="P28">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3">Entity Field</text:p>
            </table:table-cell>
            <table:table-cell table:style-name="Table8.A1" office:value-type="string">
              <text:p text:style-name="P43">Field Width</text:p>
            </table:table-cell>
            <table:table-cell table:style-name="Table8.C1" office:value-type="string">
              <text:p text:style-name="P43">Field Description</text:p>
            </table:table-cell>
          </table:table-row>
        </table:table-header-rows>
        <table:table-row>
          <table:table-cell table:style-name="Table8.A2" office:value-type="string">
            <text:p text:style-name="P58">Class (fixed to 0x0<text:span text:style-name="T21">7</text:span>)</text:p>
          </table:table-cell>
          <table:table-cell table:style-name="Table8.A2" office:value-type="string">
            <text:p text:style-name="P58">8 bits</text:p>
          </table:table-cell>
          <table:table-cell table:style-name="Table8.C2" office:value-type="string">
            <text:p text:style-name="P58">Entity class prefix</text:p>
          </table:table-cell>
        </table:table-row>
        <table:table-row>
          <table:table-cell table:style-name="Table8.A2" office:value-type="string">
            <text:p text:style-name="P93">Segment ID</text:p>
          </table:table-cell>
          <table:table-cell table:style-name="Table8.A2" office:value-type="string">
            <text:p text:style-name="P58">8 bits</text:p>
          </table:table-cell>
          <table:table-cell table:style-name="Table8.C2" office:value-type="string">
            <text:p text:style-name="P93">ID of target segment</text:p>
          </table:table-cell>
        </table:table-row>
        <table:table-row>
          <table:table-cell table:style-name="Table8.A2" office:value-type="string">
            <text:p text:style-name="P65">Global Table Index</text:p>
          </table:table-cell>
          <table:table-cell table:style-name="Table8.A2" office:value-type="string">
            <text:p text:style-name="P65">16 bits</text:p>
          </table:table-cell>
          <table:table-cell table:style-name="Table8.C2" office:value-type="string">
            <text:p text:style-name="P65">Index into the global <text:span text:style-name="T23">symbol</text:span> table.</text:p>
          </table:table-cell>
        </table:table-row>
      </table:table>
      <text:p text:style-name="P78">Table <text:sequence text:ref-name="refTable9" text:name="Table" text:formula="ooow:Table+1" style:num-format="1">3.10</text:sequence>: <text:span text:style-name="T23">Symbol</text:span> Entity Encoding format</text:p>
      <text:p text:style-name="P78"/>
      <text:h text:style-name="P102" text:outline-level="3"><text:s/>Entity Class: Process IDs</text:h>
      <text:p text:style-name="P29">TBD: Add this when FORK/KILL are implemented.</text:p>
      <text:p text:style-name="P22"/>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P43">Entity Field</text:p>
            </table:table-cell>
            <table:table-cell table:style-name="Table9.A1" office:value-type="string">
              <text:p text:style-name="P43">Field Width</text:p>
            </table:table-cell>
            <table:table-cell table:style-name="Table9.C1" office:value-type="string">
              <text:p text:style-name="P43">Field Description</text:p>
            </table:table-cell>
          </table:table-row>
        </table:table-header-rows>
        <table:table-row>
          <table:table-cell table:style-name="Table9.A2" office:value-type="string">
            <text:p text:style-name="P58">Class (fixed to 0x0<text:span text:style-name="T21">8</text:span>)</text:p>
          </table:table-cell>
          <table:table-cell table:style-name="Table9.A2" office:value-type="string">
            <text:p text:style-name="P58">8 bits</text:p>
          </table:table-cell>
          <table:table-cell table:style-name="Table9.C2" office:value-type="string">
            <text:p text:style-name="P58">Entity class prefix</text:p>
          </table:table-cell>
        </table:table-row>
        <table:table-row>
          <table:table-cell table:style-name="Table9.A2" office:value-type="string">
            <text:p text:style-name="P65">Reserved</text:p>
          </table:table-cell>
          <table:table-cell table:style-name="Table9.A2" office:value-type="string">
            <text:p text:style-name="P58">8 bits</text:p>
          </table:table-cell>
          <table:table-cell table:style-name="Table9.C2" office:value-type="string">
            <text:p text:style-name="P65">Reserved field</text:p>
          </table:table-cell>
        </table:table-row>
        <table:table-row>
          <table:table-cell table:style-name="Table9.A2" office:value-type="string">
            <text:p text:style-name="P65">Global Table Index</text:p>
          </table:table-cell>
          <table:table-cell table:style-name="Table9.A2" office:value-type="string">
            <text:p text:style-name="P65">16 bits</text:p>
          </table:table-cell>
          <table:table-cell table:style-name="Table9.C2" office:value-type="string">
            <text:p text:style-name="P65">Index into the global <text:span text:style-name="T23">PID</text:span> table.</text:p>
          </table:table-cell>
        </table:table-row>
      </table:table>
      <text:p text:style-name="P78">Table <text:sequence text:ref-name="refTable10" text:name="Table" text:formula="ooow:Table+1" style:num-format="1">3.11</text:sequence>: <text:span text:style-name="T23">PID</text:span> Entity Encoding format</text:p>
      <text:h text:style-name="P102" text:outline-level="3">Entity Class: Numbers</text:h>
      <text:p text:style-name="P29">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3">Entity Field</text:p>
            </table:table-cell>
            <table:table-cell table:style-name="Table10.A1" office:value-type="string">
              <text:p text:style-name="P43">Field Width</text:p>
            </table:table-cell>
            <table:table-cell table:style-name="Table10.C1" office:value-type="string">
              <text:p text:style-name="P43">Field Description</text:p>
            </table:table-cell>
          </table:table-row>
        </table:table-header-rows>
        <table:table-row>
          <table:table-cell table:style-name="Table10.A2" office:value-type="string">
            <text:p text:style-name="P58">Class (fixed to 0x0<text:span text:style-name="T21">9</text:span>)</text:p>
          </table:table-cell>
          <table:table-cell table:style-name="Table10.A2" office:value-type="string">
            <text:p text:style-name="P58">8 bits</text:p>
          </table:table-cell>
          <table:table-cell table:style-name="Table10.C2" office:value-type="string">
            <text:p text:style-name="P58">Entity class prefix</text:p>
          </table:table-cell>
        </table:table-row>
        <table:table-row>
          <table:table-cell table:style-name="Table10.A2" office:value-type="string">
            <text:p text:style-name="P94">Flags</text:p>
          </table:table-cell>
          <table:table-cell table:style-name="Table10.A2" office:value-type="string">
            <text:p text:style-name="P58">8 bits</text:p>
          </table:table-cell>
          <table:table-cell table:style-name="Table10.C2" office:value-type="string">
            <text:p text:style-name="P65"><text:span text:style-name="T32">Flags</text:span> field</text:p>
          </table:table-cell>
        </table:table-row>
        <table:table-row>
          <table:table-cell table:style-name="Table10.A2" office:value-type="string">
            <text:p text:style-name="P65"><text:span text:style-name="T23">Local</text:span> Table Index</text:p>
          </table:table-cell>
          <table:table-cell table:style-name="Table10.A2" office:value-type="string">
            <text:p text:style-name="P65">16 bits</text:p>
          </table:table-cell>
          <table:table-cell table:style-name="Table10.C2" office:value-type="string">
            <text:p text:style-name="P65">Index into the <text:span text:style-name="T23">local</text:span> <text:span text:style-name="T23">numeric value</text:span> table.</text:p>
          </table:table-cell>
        </table:table-row>
      </table:table>
      <text:p text:style-name="P78">Table <text:sequence text:ref-name="refTable11" text:name="Table" text:formula="ooow:Table+1" style:num-format="1">3.12</text:sequence>: <text:span text:style-name="T23">Number Reference</text:span> Entity Encoding format</text:p>
      <text:p text:style-name="P82"><text:span text:style-name="T32">Numeric</text:span> entity flags are:</text:p>
      <table:table table:name="Table14" table:style-name="Table14">
        <table:table-column table:style-name="Table14.A" table:number-columns-repeated="3"/>
        <table:table-header-rows>
          <table:table-row>
            <table:table-cell table:style-name="Table14.A1" office:value-type="string">
              <text:p text:style-name="P96">Flag</text:p>
            </table:table-cell>
            <table:table-cell table:style-name="Table14.A1" office:value-type="string">
              <text:p text:style-name="P96">Value</text:p>
            </table:table-cell>
            <table:table-cell table:style-name="Table14.C1" office:value-type="string">
              <text:p text:style-name="P96">Description</text:p>
            </table:table-cell>
          </table:table-row>
        </table:table-header-rows>
        <table:table-row>
          <table:table-cell table:style-name="Table14.A2" office:value-type="string">
            <text:p text:style-name="P90"><text:span text:style-name="T33">NUM</text:span>_FLAG_<text:span text:style-name="T32">CONSTANT</text:span></text:p>
          </table:table-cell>
          <table:table-cell table:style-name="Table14.A2" office:value-type="string">
            <text:p text:style-name="P92">0b 1000 0000</text:p>
          </table:table-cell>
          <table:table-cell table:style-name="Table14.C2" office:value-type="string">
            <text:p text:style-name="P91">If set, <text:span text:style-name="T32">the number is a constant, and should not be modified.</text:span></text:p>
          </table:table-cell>
        </table:table-row>
        <table:table-row>
          <table:table-cell table:style-name="Table14.A2" office:value-type="string">
            <text:p text:style-name="P90"><text:span text:style-name="T33">NUM</text:span>_FLAG_RESERVED</text:p>
          </table:table-cell>
          <table:table-cell table:style-name="Table14.A2" office:value-type="string">
            <text:p text:style-name="P90">0b0111 1111</text:p>
          </table:table-cell>
          <table:table-cell table:style-name="Table14.C2" office:value-type="string">
            <text:p text:style-name="P91">These bits are reserved for future use.</text:p>
          </table:table-cell>
        </table:table-row>
      </table:table>
      <text:p text:style-name="P99">Table <text:sequence text:ref-name="refTable15" text:name="Table" text:formula="ooow:Table+1" style:num-format="1">3.13</text:sequence>: Instruction Flags</text:p>
      <text:h text:style-name="P102" text:outline-level="3">Entity Class: Numeric Constants (<text:span text:style-name="T31">Immediates</text:span>)</text:h>
      <text:p text:style-name="P29">Numeric constants represent immediate values in a program stream, and extract the value from the entity itself, rather than as a reference to an entity class table entry. <text:s/>Compilers may or may not support these, as constants may be rendered as <text:span text:style-name="T31">anonymous</text:span>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ext:soft-page-break/>
          <table:table-row>
            <table:table-cell table:style-name="Table11.A1" office:value-type="string">
              <text:p text:style-name="P43">Entity Field</text:p>
            </table:table-cell>
            <table:table-cell table:style-name="Table11.A1" office:value-type="string">
              <text:p text:style-name="P43">Field Width</text:p>
            </table:table-cell>
            <table:table-cell table:style-name="Table11.C1" office:value-type="string">
              <text:p text:style-name="P43">Field Description</text:p>
            </table:table-cell>
          </table:table-row>
        </table:table-header-rows>
        <table:table-row>
          <table:table-cell table:style-name="Table11.A2" office:value-type="string">
            <text:p text:style-name="P58">Class (fixed to 0x0<text:span text:style-name="T21">A</text:span>)</text:p>
          </table:table-cell>
          <table:table-cell table:style-name="Table11.A2" office:value-type="string">
            <text:p text:style-name="P58">8 bits</text:p>
          </table:table-cell>
          <table:table-cell table:style-name="Table11.C2" office:value-type="string">
            <text:p text:style-name="P58">Entity class prefix</text:p>
          </table:table-cell>
        </table:table-row>
        <table:table-row>
          <table:table-cell table:style-name="Table11.A2" office:value-type="string">
            <text:p text:style-name="P65">Reserved</text:p>
          </table:table-cell>
          <table:table-cell table:style-name="Table11.A2" office:value-type="string">
            <text:p text:style-name="P58"><text:span text:style-name="T23">3</text:span> bits</text:p>
          </table:table-cell>
          <table:table-cell table:style-name="Table11.C2" office:value-type="string">
            <text:p text:style-name="P65">Reserved field</text:p>
          </table:table-cell>
        </table:table-row>
        <table:table-row>
          <table:table-cell table:style-name="Table11.A2" office:value-type="string">
            <text:p text:style-name="P67">Sign</text:p>
          </table:table-cell>
          <table:table-cell table:style-name="Table11.A2" office:value-type="string">
            <text:p text:style-name="P67">1 bit</text:p>
          </table:table-cell>
          <table:table-cell table:style-name="Table11.C2" office:value-type="string">
            <text:p text:style-name="P67">If set, the value is negative.</text:p>
          </table:table-cell>
        </table:table-row>
        <table:table-row>
          <table:table-cell table:style-name="Table11.A2" office:value-type="string">
            <text:p text:style-name="P68">Numeric constant magnitude</text:p>
          </table:table-cell>
          <table:table-cell table:style-name="Table11.A2" office:value-type="string">
            <text:p text:style-name="P68">20 bits</text:p>
          </table:table-cell>
          <table:table-cell table:style-name="Table11.C2" office:value-type="string">
            <text:p text:style-name="P68">Direct value magnitude.</text:p>
          </table:table-cell>
        </table:table-row>
      </table:table>
      <text:p text:style-name="P78">Table <text:sequence text:ref-name="refTable12" text:name="Table" text:formula="ooow:Table+1" style:num-format="1">3.14</text:sequence>: <text:span text:style-name="T23">Numeric Constant</text:span> Entity Encoding format</text:p>
      <text:h text:style-name="P103" text:outline-level="3">Entity Class: Program Blocks</text:h>
      <text:p text:style-name="P30">Program blocks represent a loaded program, and define a code scope. <text:s/>See below, s.v. “Program Layout” for detai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4">Entity Field</text:p>
            </table:table-cell>
            <table:table-cell table:style-name="Table13.A1" office:value-type="string">
              <text:p text:style-name="P44">Field Width</text:p>
            </table:table-cell>
            <table:table-cell table:style-name="Table13.C1" office:value-type="string">
              <text:p text:style-name="P44">Field Description</text:p>
            </table:table-cell>
          </table:table-row>
        </table:table-header-rows>
        <table:table-row>
          <table:table-cell table:style-name="Table13.A2" office:value-type="string">
            <text:p text:style-name="P59">Class (fixed to 0x0<text:span text:style-name="T21">B</text:span>)</text:p>
          </table:table-cell>
          <table:table-cell table:style-name="Table13.A2" office:value-type="string">
            <text:p text:style-name="P59">8 bits</text:p>
          </table:table-cell>
          <table:table-cell table:style-name="Table13.C2" office:value-type="string">
            <text:p text:style-name="P59">Entity class prefix</text:p>
          </table:table-cell>
        </table:table-row>
        <table:table-row>
          <table:table-cell table:style-name="Table13.A2" office:value-type="string">
            <text:p text:style-name="P66">Reserved</text:p>
          </table:table-cell>
          <table:table-cell table:style-name="Table13.A2" office:value-type="string">
            <text:p text:style-name="P59">8 bits</text:p>
          </table:table-cell>
          <table:table-cell table:style-name="Table13.C2" office:value-type="string">
            <text:p text:style-name="P66">Reserved field</text:p>
          </table:table-cell>
        </table:table-row>
        <table:table-row>
          <table:table-cell table:style-name="Table13.A2" office:value-type="string">
            <text:p text:style-name="P66">Global Table Index</text:p>
          </table:table-cell>
          <table:table-cell table:style-name="Table13.A2" office:value-type="string">
            <text:p text:style-name="P66">16 bits</text:p>
          </table:table-cell>
          <table:table-cell table:style-name="Table13.C2" office:value-type="string">
            <text:p text:style-name="P66">Index into the global <text:span text:style-name="T24">program loader</text:span> table.</text:p>
          </table:table-cell>
        </table:table-row>
      </table:table>
      <text:p text:style-name="P79">Table <text:sequence text:ref-name="refTable13" text:name="Table" text:formula="ooow:Table+1" style:num-format="1">3.15</text:sequence>: <text:span text:style-name="T24">Program Block</text:span> Entity Encoding format</text:p>
      <text:h text:style-name="P102" text:outline-level="3">Entity Class: <text:span text:style-name="T27">Unresolved references</text:span></text:h>
      <text:p text:style-name="P31">Unresolved references are injected by the compiler when an entity name is encountered that has not yet been defined at the time of instruction compilation. <text:s/>The link phase of program generation should resolve these references. <text:s/><text:span text:style-name="T28">An unresolved reference is not necessarily an error, as it may be resolved later. <text:s/>It is an error, however, to attempt to execute an instruction containing an unresolved reference. The entity class table contains the string that was encountered during compilation but could not be resolved.</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3">Entity Field</text:p>
            </table:table-cell>
            <table:table-cell table:style-name="Table12.A1" office:value-type="string">
              <text:p text:style-name="P43">Field Width</text:p>
            </table:table-cell>
            <table:table-cell table:style-name="Table12.C1" office:value-type="string">
              <text:p text:style-name="P43">Field Description</text:p>
            </table:table-cell>
          </table:table-row>
        </table:table-header-rows>
        <table:table-row>
          <table:table-cell table:style-name="Table12.A2" office:value-type="string">
            <text:p text:style-name="P58">Class (fixed to 0x<text:span text:style-name="T28">FF</text:span>)</text:p>
          </table:table-cell>
          <table:table-cell table:style-name="Table12.A2" office:value-type="string">
            <text:p text:style-name="P58">8 bits</text:p>
          </table:table-cell>
          <table:table-cell table:style-name="Table12.C2" office:value-type="string">
            <text:p text:style-name="P58">Entity class prefix</text:p>
          </table:table-cell>
        </table:table-row>
        <table:table-row>
          <table:table-cell table:style-name="Table12.A2" office:value-type="string">
            <text:p text:style-name="P65">Reserved</text:p>
          </table:table-cell>
          <table:table-cell table:style-name="Table12.A2" office:value-type="string">
            <text:p text:style-name="P58">8 bits</text:p>
          </table:table-cell>
          <table:table-cell table:style-name="Table12.C2" office:value-type="string">
            <text:p text:style-name="P65">Reserved field</text:p>
          </table:table-cell>
        </table:table-row>
        <table:table-row>
          <table:table-cell table:style-name="Table12.A2" office:value-type="string">
            <text:p text:style-name="P65"><text:span text:style-name="T28">Local</text:span> Table Index</text:p>
          </table:table-cell>
          <table:table-cell table:style-name="Table12.A2" office:value-type="string">
            <text:p text:style-name="P65">16 bits</text:p>
          </table:table-cell>
          <table:table-cell table:style-name="Table12.C2" office:value-type="string">
            <text:p text:style-name="P65">Index into the <text:span text:style-name="T28">local unresolved reference table.</text:span></text:p>
          </table:table-cell>
        </table:table-row>
      </table:table>
      <text:p text:style-name="P78">Table <text:sequence text:ref-name="refTable14" text:name="Table" text:formula="ooow:Table+1" style:num-format="1">3.16</text:sequence>: <text:span text:style-name="T24">Program Block</text:span> Entity Encoding format</text:p>
      <text:h text:style-name="P88" text:outline-level="2"><text:bookmark-start text:name="__RefHeading___Toc267_2056064974"/>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10-25T17:52:15.385541482</dc:date>
    <dc:creator>Andrew Kephart</dc:creator>
    <meta:editing-duration>PT7H5M33S</meta:editing-duration>
    <meta:editing-cycles>17</meta:editing-cycles>
    <meta:generator>LibreOffice/5.1.6.2$Linux_X86_64 LibreOffice_project/10m0$Build-2</meta:generator>
    <meta:document-statistic meta:table-count="16" meta:image-count="0" meta:object-count="0" meta:page-count="12" meta:paragraph-count="321" meta:word-count="2340" meta:character-count="14488" meta:non-whitespace-character-count="12406"/>
  </office:meta>
</office:document-meta>
</file>